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Normal" style:family="paragraph">
      <style:text-properties fo:font-weight="bold" style:font-weight-asian="bold" style:font-weight-complex="bold" fo:language="nl" fo:country="NL"/>
    </style:style>
    <style:style style:name="T10" style:parent-style-name="Hyperlink" style:family="text">
      <style:text-properties fo:language="nl" fo:country="NL"/>
    </style:style>
    <style:style style:name="T11" style:parent-style-name="Hyperlink" style:family="text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ListParagraph" style:list-style-name="LFO1" style:family="paragraph">
      <style:text-properties fo:font-weight="bold" style:font-weight-asian="bold" style:font-weight-complex="bold"/>
    </style:style>
    <style:style style:name="P15" style:parent-style-name="ListParagraph" style:list-style-name="LFO1" style:family="paragraph">
      <style:text-properties fo:language="pt" fo:country="PT"/>
    </style:style>
    <style:style style:name="P16" style:parent-style-name="ListParagraph" style:list-style-name="LFO1" style:family="paragraph">
      <style:text-properties fo:language="pt" fo:country="PT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olumn19" style:family="table-column">
      <style:table-column-properties style:column-width="1.4631in"/>
    </style:style>
    <style:style style:name="TableColumn20" style:family="table-column">
      <style:table-column-properties style:column-width="0.6888in"/>
    </style:style>
    <style:style style:name="TableColumn21" style:family="table-column">
      <style:table-column-properties style:column-width="3.7048in"/>
    </style:style>
    <style:style style:name="Table18" style:family="table">
      <style:table-properties style:width="5.8569in" fo:margin-left="0.4041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71" style:parent-style-name="ListParagraph" style:family="paragraph">
      <style:paragraph-properties fo:margin-left="0.5458in">
        <style:tab-stops/>
      </style:paragraph-properties>
    </style:style>
  </office:automatic-styles>
  <office:body>
    <office:text text:use-soft-page-breaks="true">
      <text:p text:style-name="P1"><text:span text:style-name="T2">Relex</text:span><text:span text:style-name="T3"><text:s/></text:span></text:p>
      <text:p text:style-name="P4">Last Mile Delivery System Requirement</text:p>
      <text:p text:style-name="P5">For Drivers</text:p>
      <text:p text:style-name="P6">v0.1</text:p>
      <text:p text:style-name="P7">Brief<text:s/></text:p>
      <text:p text:style-name="Normal"><text:span text:style-name="T8">Relex</text:span><text:s/>is a system combined with a mobile app, middle layer APIs and DB. This system can assist driver in parcel delivery workflow. <text:s text:c="2"/></text:p>
      <text:p text:style-name="Normal">The mobile app does not talk to<text:s/>DB and this should be done by APIs</text:p>
      <text:p text:style-name="Normal"/>
      <text:p text:style-name="P9">UI Design</text:p>
      <text:p text:style-name="Normal"><text:a xlink:href="https://mockittapp.wondershare.com/app/b82b723b5f7e173dc1375acfb71e1bc87bb12e0f?simulator_type=device&amp;sticky" office:target-frame-name="_top" xlink:show="replace"><text:span text:style-name="T10">https://mockittapp.wondershare.com/app/b82b723b5f7e173dc1375acfb71e1bc87bb12e0f?simu</text:span><text:span text:style-name="T11">lator_type=device&amp;sticky</text:span></text:a></text:p>
      <text:p text:style-name="P12"/>
      <text:p text:style-name="P13">Workflow</text:p>
      <text:list text:style-name="LFO1" text:continue-numbering="true">
        <text:list-item>
          <text:p text:style-name="P14">Login Mobile app</text:p>
        </text:list-item>
      </text:list>
      <text:p text:style-name="ListParagraph">A user is able to login the mobile app by enter username and password. <text:s/>Once login the user table lastLoginAt field will be updated with the login timestamp</text:p>
      <text:list text:style-name="LFO1" text:continue-numbering="true">
        <text:list-item>
          <text:p text:style-name="P15">Scan A Parcel as<text:s/>Delivered</text:p>
        </text:list-item>
      </text:list>
      <text:p text:style-name="ListParagraph">After a parcel delivered, driver can use the app to scan the parcel and update the parcel status as delivered thru API</text:p>
      <text:list text:style-name="LFO1" text:continue-numbering="true">
        <text:list-item>
          <text:p text:style-name="P16">Reason A Parcel as Undelivered</text:p>
        </text:list-item>
      </text:list>
      <text:p text:style-name="ListParagraph">If a parcel can not be delivered, the driver use the app to choose a reason why it cannot be delivered and then scan the parcel. At the end the parcel status in DB will be updated thru API</text:p>
      <text:p text:style-name="ListParagraph"/>
      <text:p text:style-name="P17">Parcel Statues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CODE</text:p>
          </table:table-cell>
          <table:table-cell table:style-name="TableCell25">
            <text:p text:style-name="P26">ABBR.<text:s/></text:p>
          </table:table-cell>
          <table:table-cell table:style-name="TableCell27">
            <text:p text:style-name="P28">DESCRIPTION</text:p>
          </table:table-cell>
        </table:table-row>
        <table:table-row table:style-name="TableRow29">
          <table:table-cell table:style-name="TableCell30">
            <text:p text:style-name="P31">ARRIVED</text:p>
          </table:table-cell>
          <table:table-cell table:style-name="TableCell32">
            <text:p text:style-name="P33">AR</text:p>
          </table:table-cell>
          <table:table-cell table:style-name="TableCell34">
            <text:p text:style-name="P35">Parcel has been scanned and accepted by Relex domain</text:p>
          </table:table-cell>
        </table:table-row>
        <table:table-row table:style-name="TableRow36">
          <table:table-cell table:style-name="TableCell37">
            <text:p text:style-name="P38">ADD TO JOB</text:p>
          </table:table-cell>
          <table:table-cell table:style-name="TableCell39">
            <text:p text:style-name="P40">AJ</text:p>
          </table:table-cell>
          <table:table-cell table:style-name="TableCell41">
            <text:p text:style-name="P42">Parcel has been added to a job</text:p>
          </table:table-cell>
        </table:table-row>
        <table:table-row table:style-name="TableRow43">
          <table:table-cell table:style-name="TableCell44">
            <text:p text:style-name="P45">DELIVERYING</text:p>
          </table:table-cell>
          <table:table-cell table:style-name="TableCell46">
            <text:p text:style-name="P47">ID</text:p>
          </table:table-cell>
          <table:table-cell table:style-name="TableCell48">
            <text:p text:style-name="P49">In delivery</text:p>
          </table:table-cell>
        </table:table-row>
        <table:table-row table:style-name="TableRow50">
          <table:table-cell table:style-name="TableCell51">
            <text:p text:style-name="P52">DELIVERED</text:p>
          </table:table-cell>
          <table:table-cell table:style-name="TableCell53">
            <text:p text:style-name="P54">DD</text:p>
          </table:table-cell>
          <table:table-cell table:style-name="TableCell55">
            <text:p text:style-name="P56">Parcel Delivered</text:p>
          </table:table-cell>
        </table:table-row>
        <table:table-row table:style-name="TableRow57">
          <table:table-cell table:style-name="TableCell58">
            <text:p text:style-name="P59">DELIVERY FAILED</text:p>
          </table:table-cell>
          <table:table-cell table:style-name="TableCell60">
            <text:p text:style-name="P61">DF</text:p>
          </table:table-cell>
          <table:table-cell table:style-name="TableCell62">
            <text:p text:style-name="P63">Parcel fail delivered due to a reason</text:p>
          </table:table-cell>
        </table:table-row>
        <table:table-row table:style-name="TableRow64">
          <table:table-cell table:style-name="TableCell65">
            <text:p text:style-name="P66">RETURNED</text:p>
          </table:table-cell>
          <table:table-cell table:style-name="TableCell67">
            <text:p text:style-name="P68">RE</text:p>
          </table:table-cell>
          <table:table-cell table:style-name="TableCell69">
            <text:p text:style-name="P70">Parcel return to sender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nshan Xu</meta:initial-creator>
    <dc:creator>Tianshan Xu</dc:creator>
    <meta:creation-date>2021-03-11T17:43:00Z</meta:creation-date>
    <dc:date>2021-03-15T22:45:00Z</dc:date>
    <meta:template xlink:href="Normal.dotm" xlink:type="simple"/>
    <meta:editing-cycles>3</meta:editing-cycles>
    <meta:editing-duration>PT0S</meta:editing-duration>
    <meta:document-statistic meta:page-count="1" meta:paragraph-count="2" meta:word-count="204" meta:character-count="1371" meta:row-count="9" meta:non-whitespace-character-count="1169"/>
  </office:meta>
</office:document-meta>
</file>